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style:font-name="Liberation Mono" fo:font-size="10pt" officeooo:rsid="0019edbb" officeooo:paragraph-rsid="001fafca" style:font-size-asian="10pt" style:font-size-complex="10pt"/>
    </style:style>
    <style:style style:name="P2" style:family="paragraph" style:parent-style-name="Preformatted_20_Text">
      <style:paragraph-properties fo:break-before="page"/>
      <style:text-properties style:font-name="Liberation Mono" fo:font-size="10pt" officeooo:rsid="0020a9f9" officeooo:paragraph-rsid="0020a9f9" style:font-size-asian="10pt" style:font-size-complex="10pt"/>
    </style:style>
    <style:style style:name="P3" style:family="paragraph" style:parent-style-name="Preformatted_20_Text">
      <style:paragraph-properties fo:break-before="page"/>
      <style:text-properties style:font-name="Liberation Mono" fo:font-size="10pt" officeooo:rsid="002140e8" officeooo:paragraph-rsid="002140e8" style:font-size-asian="10pt" style:font-size-complex="10pt"/>
    </style:style>
    <style:style style:name="P4" style:family="paragraph" style:parent-style-name="Preformatted_20_Text">
      <style:paragraph-properties fo:break-before="page"/>
      <style:text-properties style:font-name="Liberation Mono" fo:font-size="10pt" officeooo:rsid="0022c0dc" officeooo:paragraph-rsid="0022c0dc" style:font-size-asian="10pt" style:font-size-complex="10pt"/>
    </style:style>
    <style:style style:name="P5" style:family="paragraph" style:parent-style-name="Preformatted_20_Text">
      <style:paragraph-properties fo:break-before="page"/>
      <style:text-properties style:font-name="Liberation Mono" fo:font-size="10pt" officeooo:rsid="002356d7" officeooo:paragraph-rsid="002356d7" style:font-size-asian="10pt" style:font-size-complex="10pt"/>
    </style:style>
    <style:style style:name="P6" style:family="paragraph" style:parent-style-name="Preformatted_20_Text">
      <style:paragraph-properties fo:break-before="page"/>
      <style:text-properties style:font-name="Liberation Mono" fo:font-size="10pt" officeooo:rsid="0024b050" officeooo:paragraph-rsid="0024b050" style:font-size-asian="10pt" style:font-size-complex="10pt"/>
    </style:style>
    <style:style style:name="P7" style:family="paragraph" style:parent-style-name="Preformatted_20_Text">
      <style:paragraph-properties fo:break-before="page"/>
      <style:text-properties style:font-name="Liberation Mono" fo:font-size="10pt" officeooo:rsid="00274fb0" officeooo:paragraph-rsid="00274fb0" style:font-size-asian="10pt" style:font-size-complex="10pt"/>
    </style:style>
    <style:style style:name="P8" style:family="paragraph" style:parent-style-name="Preformatted_20_Text">
      <style:paragraph-properties fo:break-before="page"/>
      <style:text-properties style:font-name="Liberation Mono" fo:font-size="10pt" officeooo:rsid="0029191f" officeooo:paragraph-rsid="0029191f" style:font-size-asian="10pt" style:font-size-complex="10pt"/>
    </style:style>
    <style:style style:name="P9" style:family="paragraph" style:parent-style-name="Preformatted_20_Text">
      <style:paragraph-properties fo:break-before="page"/>
      <style:text-properties style:font-name="Liberation Mono" fo:font-size="10pt" officeooo:rsid="002ac7a1" officeooo:paragraph-rsid="002ac7a1" style:font-size-asian="10pt" style:font-size-complex="10pt"/>
    </style:style>
    <style:style style:name="P10" style:family="paragraph" style:parent-style-name="Standard">
      <style:paragraph-properties fo:break-before="page"/>
      <style:text-properties style:font-name="Liberation Mono" fo:font-size="10pt" officeooo:rsid="0019edbb" officeooo:paragraph-rsid="001de3c0" style:font-size-asian="10pt" style:font-size-complex="10pt"/>
    </style:style>
    <style:style style:name="P11" style:family="paragraph" style:parent-style-name="Preformatted_20_Text">
      <style:text-properties style:font-name="Liberation Mono" fo:font-size="10pt" officeooo:rsid="0019edbb" officeooo:paragraph-rsid="001fafca" style:font-size-asian="10pt" style:font-size-complex="10pt"/>
    </style:style>
    <style:style style:name="P12" style:family="paragraph" style:parent-style-name="Preformatted_20_Text">
      <style:text-properties style:font-name="Liberation Mono" fo:font-size="10pt" officeooo:rsid="0019edbb" officeooo:paragraph-rsid="0020a9f9" style:font-size-asian="10pt" style:font-size-complex="10pt"/>
    </style:style>
    <style:style style:name="P13" style:family="paragraph" style:parent-style-name="Preformatted_20_Text">
      <style:text-properties style:font-name="Liberation Mono" fo:font-size="10pt" officeooo:rsid="0019edbb" officeooo:paragraph-rsid="002140e8" style:font-size-asian="10pt" style:font-size-complex="10pt"/>
    </style:style>
    <style:style style:name="P14" style:family="paragraph" style:parent-style-name="Preformatted_20_Text">
      <style:text-properties style:font-name="Liberation Mono" fo:font-size="10pt" officeooo:rsid="0020a9f9" officeooo:paragraph-rsid="0020a9f9" style:font-size-asian="10pt" style:font-size-complex="10pt"/>
    </style:style>
    <style:style style:name="P15" style:family="paragraph" style:parent-style-name="Preformatted_20_Text">
      <style:text-properties style:font-name="Liberation Mono" fo:font-size="10pt" officeooo:rsid="0020ec3d" officeooo:paragraph-rsid="0020ec3d" style:font-size-asian="10pt" style:font-size-complex="10pt"/>
    </style:style>
    <style:style style:name="P16" style:family="paragraph" style:parent-style-name="Preformatted_20_Text">
      <style:text-properties style:font-name="Liberation Mono" fo:font-size="10pt" officeooo:rsid="00225d00" officeooo:paragraph-rsid="00225d00" style:font-size-asian="10pt" style:font-size-complex="10pt"/>
    </style:style>
    <style:style style:name="P17" style:family="paragraph" style:parent-style-name="Preformatted_20_Text">
      <style:text-properties style:font-name="Liberation Mono" fo:font-size="10pt" officeooo:rsid="0022c0dc" officeooo:paragraph-rsid="0022c0dc" style:font-size-asian="10pt" style:font-size-complex="10pt"/>
    </style:style>
    <style:style style:name="P18" style:family="paragraph" style:parent-style-name="Preformatted_20_Text">
      <style:text-properties style:font-name="Liberation Mono" fo:font-size="10pt" officeooo:rsid="002356d7" officeooo:paragraph-rsid="002356d7" style:font-size-asian="10pt" style:font-size-complex="10pt"/>
    </style:style>
    <style:style style:name="P19" style:family="paragraph" style:parent-style-name="Preformatted_20_Text">
      <style:text-properties style:font-name="Liberation Mono" fo:font-size="10pt" officeooo:rsid="0024b050" officeooo:paragraph-rsid="0024b050" style:font-size-asian="10pt" style:font-size-complex="10pt"/>
    </style:style>
    <style:style style:name="P20" style:family="paragraph" style:parent-style-name="Preformatted_20_Text">
      <style:text-properties style:font-name="Liberation Mono" fo:font-size="10pt" officeooo:rsid="0026befe" officeooo:paragraph-rsid="0026befe" style:font-size-asian="10pt" style:font-size-complex="10pt"/>
    </style:style>
    <style:style style:name="P21" style:family="paragraph" style:parent-style-name="Preformatted_20_Text">
      <style:text-properties style:font-name="Liberation Mono" fo:font-size="10pt" officeooo:rsid="00274fb0" officeooo:paragraph-rsid="00274fb0" style:font-size-asian="10pt" style:font-size-complex="10pt"/>
    </style:style>
    <style:style style:name="P22" style:family="paragraph" style:parent-style-name="Preformatted_20_Text">
      <style:text-properties style:font-name="Liberation Mono" fo:font-size="10pt" officeooo:rsid="0028c346" officeooo:paragraph-rsid="0028c346" style:font-size-asian="10pt" style:font-size-complex="10pt"/>
    </style:style>
    <style:style style:name="P23" style:family="paragraph" style:parent-style-name="Preformatted_20_Text">
      <style:text-properties style:font-name="Liberation Mono" fo:font-size="10pt" officeooo:rsid="0029191f" officeooo:paragraph-rsid="0029191f" style:font-size-asian="10pt" style:font-size-complex="10pt"/>
    </style:style>
    <style:style style:name="P24" style:family="paragraph" style:parent-style-name="Preformatted_20_Text">
      <style:text-properties style:font-name="Liberation Mono" fo:font-size="10pt" officeooo:rsid="002ac7a1" officeooo:paragraph-rsid="002ac7a1" style:font-size-asian="10pt" style:font-size-complex="10pt"/>
    </style:style>
    <style:style style:name="P25" style:family="paragraph" style:parent-style-name="Preformatted_20_Text">
      <style:text-properties style:font-name="Liberation Mono" fo:font-size="10pt" officeooo:rsid="002ad3a6" officeooo:paragraph-rsid="002ad3a6" style:font-size-asian="10pt" style:font-size-complex="10pt"/>
    </style:style>
    <style:style style:name="P26" style:family="paragraph" style:parent-style-name="Preformatted_20_Text">
      <style:text-properties style:font-name="Liberation Mono" fo:font-size="10pt" officeooo:rsid="002d1e5b" officeooo:paragraph-rsid="002d1e5b" style:font-size-asian="10pt" style:font-size-complex="10pt"/>
    </style:style>
    <style:style style:name="P27" style:family="paragraph" style:parent-style-name="Standard">
      <style:text-properties style:font-name="Liberation Mono" fo:font-size="10pt" officeooo:rsid="0019edbb" officeooo:paragraph-rsid="001de3c0" style:font-size-asian="10pt" style:font-size-complex="10pt"/>
    </style:style>
    <style:style style:name="P28" style:family="paragraph" style:parent-style-name="Standard">
      <style:text-properties style:font-name="Liberation Mono" fo:font-size="10pt" officeooo:rsid="001fafca" officeooo:paragraph-rsid="001fafca" style:font-size-asian="10pt" style:font-size-complex="10pt"/>
    </style:style>
    <style:style style:name="P29" style:family="paragraph" style:parent-style-name="Standard">
      <style:text-properties style:font-name="Liberation Mono" fo:font-size="10pt" officeooo:rsid="002d1303" officeooo:paragraph-rsid="002d1303" style:font-size-asian="10pt" style:font-size-complex="10pt"/>
    </style:style>
    <style:style style:name="P30" style:family="paragraph" style:parent-style-name="Standard">
      <style:text-properties style:font-name="Liberation Mono" fo:font-size="10pt" officeooo:rsid="002d1303" officeooo:paragraph-rsid="002d1303" style:font-size-asian="10pt" style:font-size-complex="10pt"/>
    </style:style>
    <style:style style:name="P31" style:family="paragraph" style:parent-style-name="Standard">
      <style:text-properties style:font-name="Liberation Mono" fo:font-size="10pt" officeooo:rsid="002d1e5b" officeooo:paragraph-rsid="002d1e5b" style:font-size-asian="10pt" style:font-size-complex="10pt"/>
    </style:style>
    <style:style style:name="P32" style:family="paragraph" style:parent-style-name="Standard">
      <style:text-properties style:font-name="Liberation Mono" fo:font-size="10pt" officeooo:rsid="001fafca" officeooo:paragraph-rsid="002f7f2e" style:font-size-asian="10pt" style:font-size-complex="10pt"/>
    </style:style>
    <style:style style:name="P33" style:family="paragraph" style:parent-style-name="Standard">
      <style:text-properties style:font-name="Liberation Mono" fo:font-size="10pt" officeooo:rsid="00317169" officeooo:paragraph-rsid="00317169" style:font-size-asian="10pt" style:font-size-complex="10pt"/>
    </style:style>
    <style:style style:name="P34" style:family="paragraph" style:parent-style-name="Standard">
      <style:text-properties style:font-name="Liberation Mono" fo:font-size="10pt" officeooo:rsid="0032325a" officeooo:paragraph-rsid="0032325a" style:font-size-asian="10pt" style:font-size-complex="10pt"/>
    </style:style>
    <style:style style:name="P35" style:family="paragraph" style:parent-style-name="Standard">
      <style:text-properties style:font-name="Liberation Mono" fo:font-size="10pt" officeooo:rsid="00328005" officeooo:paragraph-rsid="00328005" style:font-size-asian="10pt" style:font-size-complex="10pt"/>
    </style:style>
    <style:style style:name="P36" style:family="paragraph" style:parent-style-name="Preformatted_20_Text">
      <style:text-properties style:font-name="Liberation Mono" fo:font-size="10pt" officeooo:rsid="0020a9f9" officeooo:paragraph-rsid="0020ec3d" style:font-size-asian="10pt" style:font-size-complex="10pt"/>
    </style:style>
    <style:style style:name="P37" style:family="paragraph" style:parent-style-name="Preformatted_20_Text">
      <style:text-properties style:font-name="Liberation Mono" fo:font-size="10pt" officeooo:rsid="0020a9f9" officeooo:paragraph-rsid="002140e8" style:font-size-asian="10pt" style:font-size-complex="10pt"/>
    </style:style>
    <style:style style:name="P38" style:family="paragraph" style:parent-style-name="Preformatted_20_Text">
      <style:text-properties style:font-name="Liberation Mono" fo:font-size="10pt" officeooo:rsid="0030c6fc" officeooo:paragraph-rsid="0030c6fc" style:font-size-asian="10pt" style:font-size-complex="10pt"/>
    </style:style>
    <style:style style:name="P39" style:family="paragraph" style:parent-style-name="Preformatted_20_Text">
      <style:paragraph-properties fo:break-before="page"/>
      <style:text-properties style:font-name="Liberation Mono" fo:font-size="10pt" officeooo:rsid="0030c6fc" officeooo:paragraph-rsid="0030c6fc" style:font-size-asian="10pt" style:font-size-complex="10pt"/>
    </style:style>
    <style:style style:name="T1" style:family="text">
      <style:text-properties officeooo:rsid="0016d8c9"/>
    </style:style>
    <style:style style:name="T2" style:family="text">
      <style:text-properties officeooo:rsid="001fafca"/>
    </style:style>
    <style:style style:name="T3" style:family="text">
      <style:text-properties officeooo:rsid="0020a9f9"/>
    </style:style>
    <style:style style:name="T4" style:family="text">
      <style:text-properties officeooo:rsid="002f7f2e"/>
    </style:style>
    <style:style style:name="T5" style:family="text">
      <style:text-properties officeooo:rsid="0030c6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“ <text:span text:style-name="T4">= 51</text:span></text:p>
      <text:p text:style-name="P29">! <text:span text:style-name="T4">= 52</text:span></text:p>
      <text:p text:style-name="P29"/>
      <text:p text:style-name="P29">//<text:span text:style-name="T5">LARGE</text:span></text:p>
      <text:p text:style-name="P29">0 = 80</text:p>
      <text:p text:style-name="P29">1 = 84</text:p>
      <text:p text:style-name="P29">2 = 88</text:p>
      <text:p text:style-name="P29">3 = 92</text:p>
      <text:p text:style-name="P29">4 = 96</text:p>
      <text:p text:style-name="P29">5 = 100</text:p>
      <text:p text:style-name="P29">6 = 104</text:p>
      <text:p text:style-name="P29">7 = 108</text:p>
      <text:p text:style-name="P29">8 = 112</text:p>
      <text:p text:style-name="P29">9 = 116</text:p>
      <text:p text:style-name="P29">: <text:span text:style-name="T5">= 120</text:span></text:p>
      <text:p text:style-name="P33">A = 124</text:p>
      <text:p text:style-name="P33">B = 128</text:p>
      <text:p text:style-name="P35">C = 132</text:p>
      <text:p text:style-name="P35">D = 136</text:p>
      <text:p text:style-name="P35">E = 140</text:p>
      <text:p text:style-name="P35">F = 144</text:p>
      <text:p text:style-name="P34"/>
      <text:p text:style-name="P34">ARBITRARY LETTER = 4(letter_num - 1) + 124</text:p>
      <text:p text:style-name="P33"/>
      <text:p text:style-name="P33">Z = 224</text:p>
      <text:p text:style-name="P29"/>
      <text:p text:style-name="P31">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31"/>
      <text:p text:style-name="P32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111111110000111111111111000011111111111100001111111111110000111111111111111111111111111111111111111111111111111111111111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1111000011111111111100001111111111110000111111111111000011111111111100001111111111110000111111111111000011111111111100000000111111110000000011111111000000001111111100000000111111110000111111111111000011111111111100001111111111110000111111111111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text:span text:style-name="T3">000000000000000000000000000</text:span><text:soft-page-break/><text:span text:style-name="T3">00000000000000000000000000000000000000000000000000000000000000000000000000000000000000000000000000000000000000000111100000000000011110000000000001111000000000000111100000000111111110000000011111111000000001111111100000000111111110000111111111111000011111111111100001111111111110000111111111111000000000000111100000000000011110000000000001111000000000000111100000000000011110000000000001111000000000000111100000000000011110000000000001111000000000000111100000000000011110000000000001111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00000000000011110000000000001111000000000000111100000000000011110000000000001111000000000000111100000000000011110000000000001111000000000000111100000000000011110000000000001111000000000000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0000111100000000000011110000000000001111000000000000111100000000111111110000000011111111000000001111111100000000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11111111000000001111111100000000111111110000000011111111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111111110000000011111111000000001111111100000000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</text:span><text:soft-page-break/><text:span text:style-name="T3">0000000011111111000000001111111100000000111111110000000011111111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11111111000000001111111100000000111111110000000011111111000011111111000000001111111100000000111111110000000011111111000011111111000000001111111100000000111111110000000011111111000000001111111111111111111111111111111111111111111111111111111111111111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11111111111111111111111111111111111111111111111111111111110000000011111111000000001111111100000000111111110000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</text:span><text:soft-page-break/><text:span text:style-name="T3">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11111111000000001111111100000000111111110000000011111111000011111111000000001111111100000000111111110000000011111111000000001111111100000000111111110000000011111111000000001111111100000000111111111111111111111111111111111111111111111111111111111111111111111111000000001111111100000000111111110000000011111111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1111111111111111111111111111111111111111111111111111111111110000000011111111000000001111111100000000111111110000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1111111111110000111111111111000011111111111100001111111111110000000011111111000000001111111100000000111111110000000011111111000000001111111100000000111111110000000011111111000000001111111100000000111111110000000011111111000000001111111100000000111111110000111111110000000011111111000000001111111100000000111111110000000011110000000000001111000000000000111100000000000011110000000000000000000011111111000000001111111100000000111111110000000011111111000000001111111100000000111111110000000011111111000000001111111100000000111111110000000011111111000000001111111100000000111111110000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</text:span><text:soft-page-break/><text:span text:style-name="T3">00000011111111111100001111111111110000111111111111000011111111111111111111000000001111111100000000111111110000000011111111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1111000011111111111100001111111111110000111111111111000000001111111100000000111111110000000011111111000000001111111100000000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</text:span><text:soft-page-break/><text:span text:style-name="T3">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span></text:p>
      <text:p text:style-name="P10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<text:span text:style-name="T1">00</text:span>1111111111<text:span text:style-name="T1">11111111110000</text:span>0000</text:p>
      <text:p text:style-name="P27">00<text:span text:style-name="T1">00</text:span>1111111111<text:span text:style-name="T1">11111111110000</text:span>0000</text:p>
      <text:p text:style-name="P27">00<text:span text:style-name="T1">00</text:span>1111111111<text:span text:style-name="T1">11111111110000</text:span>0000</text:p>
      <text:p text:style-name="P27">00<text:span text:style-name="T1">00</text:span>1111111111<text:span text:style-name="T1">11111111110000</text:span>0000</text:p>
      <text:p text:style-name="P27">1111<text:span text:style-name="T1">1111</text:span>000000<text:span text:style-name="T1">0000001111</text:span>1111<text:span text:style-name="T1">00</text:span>00</text:p>
      <text:p text:style-name="P27">1111<text:span text:style-name="T1">1111</text:span>000000<text:span text:style-name="T1">0000001111</text:span>1111<text:span text:style-name="T1">00</text:span>00</text:p>
      <text:p text:style-name="P27">1111<text:span text:style-name="T1">1111</text:span>000000<text:span text:style-name="T1">0000001111</text:span>1111<text:span text:style-name="T1">00</text:span>00</text:p>
      <text:p text:style-name="P27">1111<text:span text:style-name="T1">1111</text:span>000000<text:span text:style-name="T1">0000001111</text:span>1111<text:span text:style-name="T1">00</text:span>00</text:p>
      <text:p text:style-name="P27">1111<text:span text:style-name="T1">1111</text:span>000000<text:span text:style-name="T1">0000001111</text:span>1111<text:span text:style-name="T1">00</text:span>00</text:p>
      <text:p text:style-name="P27">1111<text:span text:style-name="T1">1111</text:span>000000<text:span text:style-name="T1">0000001111</text:span>1111<text:span text:style-name="T1">00</text:span>00</text:p>
      <text:p text:style-name="P27">1111<text:span text:style-name="T1">1111</text:span>000000<text:span text:style-name="T1">0000001111</text:span>1111<text:span text:style-name="T1">00</text:span>00</text:p>
      <text:p text:style-name="P27">1111<text:span text:style-name="T1">1111</text:span>000000<text:span text:style-name="T1">0000001111</text:span>1111<text:span text:style-name="T1">00</text:span>00</text:p>
      <text:p text:style-name="P27">1111<text:span text:style-name="T1">11110000</text:span>0000111111<text:span text:style-name="T1">11111100</text:span>00</text:p>
      <text:p text:style-name="P27">1111<text:span text:style-name="T1">11110000</text:span>0000111111<text:span text:style-name="T1">11111100</text:span>00</text:p>
      <text:p text:style-name="P27">1111<text:span text:style-name="T1">11110000</text:span>0000111111<text:span text:style-name="T1">11111100</text:span>00</text:p>
      <text:p text:style-name="P27">1111<text:span text:style-name="T1">11110000</text:span>0000111111<text:span text:style-name="T1">11111100</text:span>00</text:p>
      <text:p text:style-name="P27">1111<text:span text:style-name="T1">111100</text:span>0011111111<text:span text:style-name="T1">1111111100</text:span>00</text:p>
      <text:p text:style-name="P27">1111<text:span text:style-name="T1">111100</text:span>0011111111<text:span text:style-name="T1">1111111100</text:span>00</text:p>
      <text:p text:style-name="P27">1111<text:span text:style-name="T1">111100</text:span>0011111111<text:span text:style-name="T1">1111111100</text:span>00</text:p>
      <text:p text:style-name="P27">1111<text:span text:style-name="T1">111100</text:span>0011111111<text:span text:style-name="T1">1111111100</text:span>00</text:p>
      <text:p text:style-name="P27">11111111<text:span text:style-name="T1">1111111100</text:span>001111<text:span text:style-name="T1">1111</text:span>00<text:span text:style-name="T1">00</text:span></text:p>
      <text:p text:style-name="P27">11111111<text:span text:style-name="T1">1111111100</text:span>001111<text:span text:style-name="T1">1111</text:span>00<text:span text:style-name="T1">00</text:span></text:p>
      <text:p text:style-name="P27">11111111<text:span text:style-name="T1">1111111100</text:span>001111<text:span text:style-name="T1">1111</text:span>00<text:span text:style-name="T1">00</text:span></text:p>
      <text:p text:style-name="P27">11111111<text:span text:style-name="T1">1111111100</text:span>001111<text:span text:style-name="T1">1111</text:span>00<text:span text:style-name="T1">00</text:span></text:p>
      <text:p text:style-name="P27">111111<text:span text:style-name="T1">111111</text:span>0000<text:span text:style-name="T1">0000</text:span>1111<text:span text:style-name="T1">1111</text:span>00<text:span text:style-name="T1">00</text:span></text:p>
      <text:p text:style-name="P27">111111<text:span text:style-name="T1">111111</text:span>0000<text:span text:style-name="T1">0000</text:span>1111<text:span text:style-name="T1">1111</text:span>00<text:span text:style-name="T1">00</text:span></text:p>
      <text:p text:style-name="P27">111111<text:span text:style-name="T1">111111</text:span>0000<text:span text:style-name="T1">0000</text:span>1111<text:span text:style-name="T1">1111</text:span>00<text:span text:style-name="T1">00</text:span></text:p>
      <text:p text:style-name="P27">111111<text:span text:style-name="T1">111111</text:span>0000<text:span text:style-name="T1">0000</text:span>1111<text:span text:style-name="T1">1111</text:span>00<text:span text:style-name="T1">00</text:span></text:p>
      <text:p text:style-name="P27">1111<text:span text:style-name="T1">1111000000</text:span>0000001111<text:span text:style-name="T1">111100</text:span>00</text:p>
      <text:p text:style-name="P27">1111<text:span text:style-name="T1">1111000000</text:span>0000001111<text:span text:style-name="T1">111100</text:span>00</text:p>
      <text:p text:style-name="P27">1111<text:span text:style-name="T1">1111000000</text:span>0000001111<text:span text:style-name="T1">111100</text:span>00</text:p>
      <text:p text:style-name="P27">1111<text:span text:style-name="T1">1111000000</text:span>0000001111<text:span text:style-name="T1">111100</text:span>00</text:p>
      <text:p text:style-name="P27">1111<text:span text:style-name="T1">1111000000</text:span>0000001111<text:span text:style-name="T1">111100</text:span>00</text:p>
      <text:p text:style-name="P27">1111<text:span text:style-name="T1">1111000000</text:span>0000001111<text:span text:style-name="T1">111100</text:span>00</text:p>
      <text:p text:style-name="P27">1111<text:span text:style-name="T1">1111000000</text:span>0000001111<text:span text:style-name="T1">111100</text:span>00</text:p>
      <text:p text:style-name="P27">1111<text:span text:style-name="T1">1111000000</text:span>0000001111<text:span text:style-name="T1">111100</text:span>00</text:p>
      <text:p text:style-name="P27">00<text:span text:style-name="T1">00</text:span>1111111111<text:span text:style-name="T1">11111111110000</text:span>0000</text:p>
      <text:p text:style-name="P27">00<text:span text:style-name="T1">00</text:span>1111111111<text:span text:style-name="T1">11111111110000</text:span>0000</text:p>
      <text:p text:style-name="P27">00<text:span text:style-name="T1">00</text:span>1111111111<text:span text:style-name="T1">11111111110000</text:span>0000</text:p>
      <text:p text:style-name="P27">00<text:span text:style-name="T1">00</text:span>1111111111<text:span text:style-name="T1">11111111110000</text:span>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<text:soft-page-break/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>00000000000000000000000000000000</text:p>
      <text:p text:style-name="P27"/>
      <text:p text:style-name="P28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111111110000111111111111000011111111111100001111111111110000111111111111111111111111111111111111111111111111111111111111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1111000011111111111100001111111111110000111111111111000011111111111100001111111111110000111111111111000011111111111100000000111111110000000011111111000000001111111100000000111111110000111111111111000011111111111100001111111111110000111111111111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"/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00000000000000000000000000</text:p>
      <text:p text:style-name="P11">000000<text:span text:style-name="T2">0000001111</text:span>1111000000<text:span text:style-name="T2">000000</text:span></text:p>
      <text:p text:style-name="P11">000000<text:span text:style-name="T2">0000001111</text:span>1111000000<text:span text:style-name="T2">000000</text:span></text:p>
      <text:p text:style-name="P11">000000<text:span text:style-name="T2">0000001111</text:span>1111000000<text:span text:style-name="T2">000000</text:span></text:p>
      <text:p text:style-name="P11">000000<text:span text:style-name="T2">0000001111</text:span>1111000000<text:span text:style-name="T2">000000</text:span></text:p>
      <text:p text:style-name="P11">0000<text:span text:style-name="T2">0000</text:span>111111<text:span text:style-name="T2">111111</text:span>000000<text:span text:style-name="T2">000000</text:span></text:p>
      <text:p text:style-name="P11">0000<text:span text:style-name="T2">0000</text:span>111111<text:span text:style-name="T2">111111</text:span>000000<text:span text:style-name="T2">000000</text:span></text:p>
      <text:p text:style-name="P11">0000<text:span text:style-name="T2">0000</text:span>111111<text:span text:style-name="T2">111111</text:span>000000<text:span text:style-name="T2">000000</text:span></text:p>
      <text:p text:style-name="P11">0000<text:span text:style-name="T2">0000</text:span>111111<text:span text:style-name="T2">111111</text:span>000000<text:span text:style-name="T2">000000</text:span></text:p>
      <text:p text:style-name="P11">00<text:span text:style-name="T3">00</text:span>11111111<text:span text:style-name="T3">11111111</text:span>000000<text:span text:style-name="T3">000000</text:span></text:p>
      <text:p text:style-name="P12">00<text:span text:style-name="T3">00</text:span>11111111<text:span text:style-name="T3">11111111</text:span>000000<text:span text:style-name="T3">000000</text:span></text:p>
      <text:p text:style-name="P12">00<text:span text:style-name="T3">00</text:span>11111111<text:span text:style-name="T3">11111111</text:span>000000<text:span text:style-name="T3">000000</text:span></text:p>
      <text:p text:style-name="P12">00<text:span text:style-name="T3">00</text:span>11111111<text:span text:style-name="T3">11111111</text:span>000000<text:span text:style-name="T3">000000</text:span></text:p>
      <text:p text:style-name="P11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2">000000<text:span text:style-name="T3">0000001111</text:span>1111<text:span text:style-name="T3">000000</text:span>000000</text:p>
      <text:p text:style-name="P11">00<text:span text:style-name="T3">00</text:span>111111111111<text:span text:style-name="T3">111111111111</text:span>00<text:span text:style-name="T3">00</text:span></text:p>
      <text:p text:style-name="P12">00<text:span text:style-name="T3">00</text:span>111111111111<text:span text:style-name="T3">111111111111</text:span>00<text:span text:style-name="T3">00</text:span></text:p>
      <text:p text:style-name="P12">00<text:span text:style-name="T3">00</text:span>111111111111<text:span text:style-name="T3">111111111111</text:span>00<text:span text:style-name="T3">00</text:span></text:p>
      <text:p text:style-name="P12">00<text:span text:style-name="T3">00</text:span>111111111111<text:span text:style-name="T3">111111111111</text:span>00<text:span text:style-name="T3">00</text:span>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<text:soft-page-break/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>00000000000000000000000000000000</text:p>
      <text:p text:style-name="P12"/>
      <text:p text:style-name="P14">00000000000000000000000000000000000000000000000000000000000000000000000000000000000000000000000000000000000000000000000000000000000000000000111100000000000011110000000000001111000000000000111100000000111111110000000011111111000000001111111100000000111111110000111111111111000011111111111100001111111111110000111111111111000000000000111100000000000011110000000000001111000000000000111100000000000011110000000000001111000000000000111100000000000011110000000000001111000000000000111100000000000011110000000000001111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111100000000000000000000000011110000000000001111000000000000111100000000000011110000000000001111000000000000111100000000000011110000000000001111000000000000111100000000000011110000000000001111000000000000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111100000000000011110000000000001111000000000000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2"/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1111111111111111111100000000</text:p>
      <text:p text:style-name="P36">00001111111111111111111100000000</text:p>
      <text:p text:style-name="P36">00001111111111111111111100000000</text:p>
      <text:p text:style-name="P36">00001111111111111111111100000000</text:p>
      <text:p text:style-name="P36">11111111000000000000111111110000</text:p>
      <text:p text:style-name="P36">11111111000000000000111111110000</text:p>
      <text:p text:style-name="P36">11111111000000000000111111110000</text:p>
      <text:p text:style-name="P36">11111111000000000000111111110000</text:p>
      <text:p text:style-name="P36">00000000000000000000111111110000</text:p>
      <text:p text:style-name="P36">00000000000000000000111111110000</text:p>
      <text:p text:style-name="P36">00000000000000000000111111110000</text:p>
      <text:p text:style-name="P36">00000000000000000000111111110000</text:p>
      <text:p text:style-name="P36">00000000000000001111111100000000</text:p>
      <text:p text:style-name="P36">00000000000000001111111100000000</text:p>
      <text:p text:style-name="P36">00000000000000001111111100000000</text:p>
      <text:p text:style-name="P36">00000000000000001111111100000000</text:p>
      <text:p text:style-name="P36">00000000000011111111000000000000</text:p>
      <text:p text:style-name="P36">00000000000011111111000000000000</text:p>
      <text:p text:style-name="P36">00000000000011111111000000000000</text:p>
      <text:p text:style-name="P36">00000000000011111111000000000000</text:p>
      <text:p text:style-name="P36">00000000111111110000000000000000</text:p>
      <text:p text:style-name="P36">00000000111111110000000000000000</text:p>
      <text:p text:style-name="P36">00000000111111110000000000000000</text:p>
      <text:p text:style-name="P36">00000000111111110000000000000000</text:p>
      <text:p text:style-name="P36">00001111111100000000000000000000</text:p>
      <text:p text:style-name="P36">00001111111100000000000000000000</text:p>
      <text:p text:style-name="P36">00001111111100000000000000000000</text:p>
      <text:p text:style-name="P36">00001111111100000000000000000000</text:p>
      <text:p text:style-name="P36">11111111000000000000000000000000</text:p>
      <text:p text:style-name="P36">11111111000000000000000000000000</text:p>
      <text:p text:style-name="P36">11111111000000000000000000000000</text:p>
      <text:p text:style-name="P36">11111111000000000000000000000000</text:p>
      <text:p text:style-name="P36">11111111000000000000111111110000</text:p>
      <text:p text:style-name="P36">11111111000000000000111111110000</text:p>
      <text:p text:style-name="P36">11111111000000000000111111110000</text:p>
      <text:p text:style-name="P36">11111111000000000000111111110000</text:p>
      <text:p text:style-name="P36">11111111111111111111111111110000</text:p>
      <text:p text:style-name="P36">11111111111111111111111111110000</text:p>
      <text:p text:style-name="P36">11111111111111111111111111110000</text:p>
      <text:p text:style-name="P36">1111111111111111111111111111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<text:soft-page-break/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36">00000000000000000000000000000000</text:p>
      <text:p text:style-name="P15"/>
      <text:p text:style-name="P37">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000011110000000000001111000000000000111100000000000011110000000011111111000000001111111100000000111111110000000011111111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11111111000000001111111100000000111111110000000011111111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3"/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1111111111111111111100000000</text:p>
      <text:p text:style-name="P16">00001111111111111111111100000000</text:p>
      <text:p text:style-name="P16">00001111111111111111111100000000</text:p>
      <text:p text:style-name="P16">00001111111111111111111100000000</text:p>
      <text:p text:style-name="P16">11111111000000000000111111110000</text:p>
      <text:p text:style-name="P16">11111111000000000000111111110000</text:p>
      <text:p text:style-name="P16">11111111000000000000111111110000</text:p>
      <text:p text:style-name="P16">11111111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111111111111111100000000</text:p>
      <text:p text:style-name="P16">00000000111111111111111100000000</text:p>
      <text:p text:style-name="P16">00000000111111111111111100000000</text:p>
      <text:p text:style-name="P16">0000000011111111111111110000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00000000000000000000111111110000</text:p>
      <text:p text:style-name="P16">11111111000000000000111111110000</text:p>
      <text:p text:style-name="P16">11111111000000000000111111110000</text:p>
      <text:p text:style-name="P16">11111111000000000000111111110000</text:p>
      <text:p text:style-name="P16">11111111000000000000111111110000</text:p>
      <text:p text:style-name="P16">00001111111111111111111100000000</text:p>
      <text:p text:style-name="P16">00001111111111111111111100000000</text:p>
      <text:p text:style-name="P16">00001111111111111111111100000000</text:p>
      <text:p text:style-name="P16">000011111111111111111111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<text:soft-page-break/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6">00000000000000000000000000000000</text:p>
      <text:p text:style-name="P13"/>
      <text:p text:style-name="P16">00000000000000000000000000000000000000000000000000000000000000000000000000000000000000000000000000000000000000000000000000000000000011111111111100001111111111110000111111111111000011111111111111111111000000001111111100000000111111110000000011111111000000000000000000000000000000000000000000000000000000000000000000000000000000000000000000000000000000000000000000000000000000000000000000000000111111110000000011111111000000001111111100000000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4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11111111111100000000</text:p>
      <text:p text:style-name="P17">00000000000011111111111100000000</text:p>
      <text:p text:style-name="P17">00000000000011111111111100000000</text:p>
      <text:p text:style-name="P17">00000000000011111111111100000000</text:p>
      <text:p text:style-name="P17">00000000111111111111111100000000</text:p>
      <text:p text:style-name="P17">00000000111111111111111100000000</text:p>
      <text:p text:style-name="P17">00000000111111111111111100000000</text:p>
      <text:p text:style-name="P17">00000000111111111111111100000000</text:p>
      <text:p text:style-name="P17">00001111111100001111111100000000</text:p>
      <text:p text:style-name="P17">00001111111100001111111100000000</text:p>
      <text:p text:style-name="P17">00001111111100001111111100000000</text:p>
      <text:p text:style-name="P17">00001111111100001111111100000000</text:p>
      <text:p text:style-name="P17">11111111000000001111111100000000</text:p>
      <text:p text:style-name="P17">11111111000000001111111100000000</text:p>
      <text:p text:style-name="P17">11111111000000001111111100000000</text:p>
      <text:p text:style-name="P17">11111111000000001111111100000000</text:p>
      <text:p text:style-name="P17">11111111111111111111111111110000</text:p>
      <text:p text:style-name="P17">11111111111111111111111111110000</text:p>
      <text:p text:style-name="P17">11111111111111111111111111110000</text:p>
      <text:p text:style-name="P17">1111111111111111111111111111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00001111111100000000</text:p>
      <text:p text:style-name="P17">00000000000011111111111111110000</text:p>
      <text:p text:style-name="P17">00000000000011111111111111110000</text:p>
      <text:p text:style-name="P17">00000000000011111111111111110000</text:p>
      <text:p text:style-name="P17">0000000000001111111111111111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<text:soft-page-break/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>00000000000000000000000000000000</text:p>
      <text:p text:style-name="P17"/>
      <text:p text:style-name="P18">00000000000000000000000000000000000000000000000000000000000000000000000000000000000000000000000000000000000000000000000000000000000000000000000000000000000000000000000000000000000000000000000000000000000011110000000000001111000000000000111100000000000011110000000011111111000000001111111100000000111111110000000011111111000011111111000000001111111100000000111111110000000011111111000011111111000000001111111100000000111111110000000011111111000000001111111111111111111111111111111111111111111111111111111111111111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5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11111111111111111111111111110000</text:p>
      <text:p text:style-name="P18">11111111111111111111111111110000</text:p>
      <text:p text:style-name="P18">11111111111111111111111111110000</text:p>
      <text:p text:style-name="P18">1111111111111111111111111111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000000000000000000000000</text:p>
      <text:p text:style-name="P18">11111111111111111111111100000000</text:p>
      <text:p text:style-name="P18">11111111111111111111111100000000</text:p>
      <text:p text:style-name="P18">11111111111111111111111100000000</text:p>
      <text:p text:style-name="P18">1111111111111111111111110000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00000000000000000000111111110000</text:p>
      <text:p text:style-name="P18">11111111000000000000111111110000</text:p>
      <text:p text:style-name="P18">11111111000000000000111111110000</text:p>
      <text:p text:style-name="P18">11111111000000000000111111110000</text:p>
      <text:p text:style-name="P18">11111111000000000000111111110000</text:p>
      <text:p text:style-name="P18">00001111111111111111111100000000</text:p>
      <text:p text:style-name="P18">00001111111111111111111100000000</text:p>
      <text:p text:style-name="P18">00001111111111111111111100000000</text:p>
      <text:p text:style-name="P18">000011111111111111111111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<text:soft-page-break/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>00000000000000000000000000000000</text:p>
      <text:p text:style-name="P18"/>
      <text:p text:style-name="P26">0000000000000000000000000000000000000000000000000000000000000000000000000000000000000000000000000000000000000000000000000000000011111111111111111111111111111111111111111111111111111111111111111111111100000000111111110000000011111111000000001111111100000000111111110000000011111111000000001111111100000000111111110000000011111111000000001111111100000000111111110000000011111111000000001111111111111111111111111111111111111111111111111111111111111111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00000000000000000000000000000000000000000000000000000000000000000000000000000000000000000000000000000000000000000000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18"/>
      <text:p text:style-name="P6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111111111111000000000000</text:p>
      <text:p text:style-name="P19">00000000111111111111000000000000</text:p>
      <text:p text:style-name="P19">00000000111111111111000000000000</text:p>
      <text:p text:style-name="P19">00000000111111111111000000000000</text:p>
      <text:p text:style-name="P19">00001111111100000000000000000000</text:p>
      <text:p text:style-name="P19">00001111111100000000000000000000</text:p>
      <text:p text:style-name="P19">00001111111100000000000000000000</text:p>
      <text:p text:style-name="P19">000011111111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000000000000000000000000</text:p>
      <text:p text:style-name="P19">11111111111111111111111100000000</text:p>
      <text:p text:style-name="P19">11111111111111111111111100000000</text:p>
      <text:p text:style-name="P19">11111111111111111111111100000000</text:p>
      <text:p text:style-name="P19">1111111111111111111111110000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11111111000000000000111111110000</text:p>
      <text:p text:style-name="P19">00001111111111111111111100000000</text:p>
      <text:p text:style-name="P19">00001111111111111111111100000000</text:p>
      <text:p text:style-name="P19">00001111111111111111111100000000</text:p>
      <text:p text:style-name="P19">000011111111111111111111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<text:soft-page-break/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>00000000000000000000000000000000</text:p>
      <text:p text:style-name="P19"/>
      <text:p text:style-name="P20">000000000000000000000000000000000000000000000000000000000000000000000000000000000000000000000000000000000000000000000000000000000000000011111111000000001111111100000000111111110000000011111111000011111111000000001111111100000000111111110000000011111111000011111111000000001111111100000000111111110000000011111111000000001111111100000000111111110000000011111111000000001111111100000000111111111111111111111111111111111111111111111111111111111111111111111111000000001111111100000000111111110000000011111111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7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11111111111111111111111111110000</text:p>
      <text:p text:style-name="P21">11111111111111111111111111110000</text:p>
      <text:p text:style-name="P21">11111111111111111111111111110000</text:p>
      <text:p text:style-name="P21">11111111111111111111111111110000</text:p>
      <text:p text:style-name="P21">11111111000000000000111111110000</text:p>
      <text:p text:style-name="P21">11111111000000000000111111110000</text:p>
      <text:p text:style-name="P21">11111111000000000000111111110000</text:p>
      <text:p text:style-name="P21">11111111000000000000111111110000</text:p>
      <text:p text:style-name="P21">00000000000000000000111111110000</text:p>
      <text:p text:style-name="P21">00000000000000000000111111110000</text:p>
      <text:p text:style-name="P21">00000000000000000000111111110000</text:p>
      <text:p text:style-name="P21">00000000000000000000111111110000</text:p>
      <text:p text:style-name="P21">00000000000000000000111111110000</text:p>
      <text:p text:style-name="P21">00000000000000000000111111110000</text:p>
      <text:p text:style-name="P21">00000000000000000000111111110000</text:p>
      <text:p text:style-name="P21">00000000000000000000111111110000</text:p>
      <text:p text:style-name="P21">00000000000000001111111100000000</text:p>
      <text:p text:style-name="P21">00000000000000001111111100000000</text:p>
      <text:p text:style-name="P21">00000000000000001111111100000000</text:p>
      <text:p text:style-name="P21">00000000000000001111111100000000</text:p>
      <text:p text:style-name="P21">00000000000011111111000000000000</text:p>
      <text:p text:style-name="P21">00000000000011111111000000000000</text:p>
      <text:p text:style-name="P21">00000000000011111111000000000000</text:p>
      <text:p text:style-name="P21">00000000000011111111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11111111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<text:soft-page-break/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>00000000000000000000000000000000</text:p>
      <text:p text:style-name="P21"/>
      <text:p text:style-name="P22">00000000000000000000000000000000000000000000000000000000000000000000000000000000000000000000000000000000000000000000000000000000111111111111111111111111111111111111111111111111111111111111111111111111000000001111111100000000111111110000000011111111000000000000000000000000000000000000000000000000000000000000000000000000000000000000000000000000000000000000000000000000000000000000000000000000000000000000000000000000000000000000000000000000000000000000000000001111000000000000111100000000000011110000000000001111000000000000000000000000000000000000000000000000000000000000000000000000000000000000000000000000000000000000000000000000000000001111111111110000111111111111000011111111111100001111111111110000000011111111000000001111111100000000111111110000000011111111000000001111111100000000111111110000000011111111000000001111111100000000111111110000000011111111000000001111111100000000111111110000111111110000000011111111000000001111111100000000111111110000000011110000000000001111000000000000111100000000000011110000000000000000000011111111000000001111111100000000111111110000000011111111000000001111111100000000111111110000000011111111000000001111111100000000111111110000000011111111000000001111111100000000111111110000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8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1111111100000000000011111111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000011111111111111111111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<text:soft-page-break/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>00000000000000000000000000000000</text:p>
      <text:p text:style-name="P23"/>
      <text:p text:style-name="P24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000011111111111100001111111111110000111111111111000011111111111111111111000000001111111100000000111111110000000011111111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000000001111111100000000111111110000000011111111000000000000111111110000000011111111000000001111111100000000111111110000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00001111111100000000111111110000000011111111000000001111111100001111111100000000111111110000000011111111000000001111111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9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1111111111111111111100000000</text:p>
      <text:p text:style-name="P24">00001111111111111111111100000000</text:p>
      <text:p text:style-name="P24">00001111111111111111111100000000</text:p>
      <text:p text:style-name="P24">0000111111111111111111110000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11111111000000000000111111110000</text:p>
      <text:p text:style-name="P24">00001111111111111111111111110000</text:p>
      <text:p text:style-name="P24">00001111111111111111111111110000</text:p>
      <text:p text:style-name="P24">00001111111111111111111111110000</text:p>
      <text:p text:style-name="P24">00001111111111111111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0000111111110000</text:p>
      <text:p text:style-name="P24">00000000000000001111111100000000</text:p>
      <text:p text:style-name="P24">00000000000000001111111100000000</text:p>
      <text:p text:style-name="P24">00000000000000001111111100000000</text:p>
      <text:p text:style-name="P24">00000000000000001111111100000000</text:p>
      <text:p text:style-name="P24">00001111111111111111000000000000</text:p>
      <text:p text:style-name="P24">00001111111111111111000000000000</text:p>
      <text:p text:style-name="P24">00001111111111111111000000000000</text:p>
      <text:p text:style-name="P24">00001111111111111111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<text:soft-page-break/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>00000000000000000000000000000000</text:p>
      <text:p text:style-name="P24"/>
      <text:p text:style-name="P25">0000000000000000000000000000000000000000000000000000000000000000000000000000000000000000000000000000000000000000000000000000000000001111111111110000111111111111000011111111111100001111111111111111111100000000111111110000000011111111000000001111111100000000111111110000000011111111000000001111111100000000111111110000000011111111000000001111111100000000111111110000000011111111000000000000111111111111000011111111111100001111111111110000111111111111000000000000000000000000000000000000000000000000000000000000000000000000000000000000000000000000000000000000000000000000000000000000000000000000000000000000000000000000000000000000000000000000111111110000000011111111000000001111111100000000111111110000000000001111111100000000111111110000000011111111000000001111111100000000111111110000000011111111000000001111111100000000111111110000000011111111000000001111111100000000111111110000000011111111000011111111111100001111111111110000111111111111000011111111111100000000111111110000000011111111000000001111111100000000111111110000000000000000000000000000000000000000000000000000000000000000000000000000000000000000000000000000000000000000000000000000000000000000000000000000000000000000000000000000000000000000000000000000000011111111111100001111111111110000111111111111000011111111111100000000000000000000000000000000000000000000000000000000000000000000000000000000000000000000000000000000000000000000000000000000000000000000000000000000000000000000000000000000000000000000000000000000000000000000000000000000000000000000000000000000000000000000111111110000000011111111000000001111111100000000111111110000000011111111000000001111111100000000111111110000000011111111000011111111000000001111111100000000111111110000000011111111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39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11111111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<text:soft-page-break/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>00000000000000000000000000000000</text:p>
      <text:p text:style-name="P38"/>
      <text:p text:style-name="P38">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00000000000011110000000000001111000000000000111100000000000011110000000000001111000000000000111100000000000011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burt Geng</meta:initial-creator>
    <meta:creation-date>2016-04-04T15:39:28.463843819</meta:creation-date>
    <dc:date>2016-04-05T16:32:01.358883798</dc:date>
    <dc:creator>Wilburt Geng</dc:creator>
    <meta:editing-duration>PT2H48M51S</meta:editing-duration>
    <meta:editing-cycles>23</meta:editing-cycles>
    <meta:generator>LibreOffice/4.3.7.2$Linux_X86_64 LibreOffice_project/430$Build-2</meta:generator>
    <meta:document-statistic meta:table-count="0" meta:image-count="0" meta:object-count="0" meta:page-count="29" meta:paragraph-count="739" meta:word-count="786" meta:character-count="68278" meta:non-whitespace-character-count="68231"/>
  </office:meta>
</office:document-meta>
</file>